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3-2014</text:p>
      <text:p text:style-name="P44"><text:span text:style-name="T5">Maturín, </text:span><text:span text:style-name="Fuente_20_de_20_párrafo_20_predeter."><text:span text:style-name="T3">19</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gost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48-2014</text:span><text:span text:style-name="T14"> </text:span><text:span text:style-name="T8">DE FECHA 12-08-2014</text:span></text:p>
      <text:p text:style-name="P36"/>
      <text:p text:style-name="P29"><text:span text:style-name="T8">OBJETO: </text:span><text:span text:style-name="T9">Contratación de Póliza para vehículos Lud-Max año 2007 y Jeep Grand Cherokee año 2005 pertenecientes y de uso exclusivo de este Órgano de Contro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PROSEGUROS, S.A<text:line-break/>- Oferta "B": SEGUROS CARACAS DE LIBERTY MUTUAL, CA<text:line-break/>- Oferta "C": ZURICH SEGUROS,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PROSEGUROS, S.A</text:span></text:p>
          </table:table-cell>
          <table:table-cell table:style-name="Tabla3.A3" office:value-type="string">
            <text:p text:style-name="P49">Oferta mas Economica<text:line-break/><text:line-break/>Monto oferta "A"</text:p>
          </table:table-cell>
          <table:table-cell table:style-name="Tabla3.A3" office:value-type="string">
            <text:p text:style-name="P49">140.358,49<text:line-break/><text:line-break/><text:line-break/>190.424,48</text:p>
          </table:table-cell>
          <table:table-cell table:style-name="Tabla3.A3" office:value-type="string">
            <text:p text:style-name="P49">0,74</text:p>
          </table:table-cell>
          <table:table-cell table:style-name="Tabla3.A3" office:value-type="string">
            <text:p text:style-name="P50">40</text:p>
          </table:table-cell>
          <table:table-cell table:style-name="Tabla3.F3" office:value-type="string">
            <text:p text:style-name="P4">29,48</text:p>
          </table:table-cell>
        </table:table-row>
        <table:table-row>
          <table:table-cell table:style-name="Tabla3.A3" office:value-type="string">
            <text:p text:style-name="P5"><text:span text:style-name="T11"/><text:span text:style-name="T13">"B": SEGUROS CARACAS DE LIBERTY MUTUAL, CA</text:span></text:p>
          </table:table-cell>
          <table:table-cell table:style-name="Tabla3.A3" office:value-type="string">
            <text:p text:style-name="P49">Oferta mas Economica<text:line-break/><text:line-break/>Monto oferta "B"</text:p>
          </table:table-cell>
          <table:table-cell table:style-name="Tabla3.A3" office:value-type="string">
            <text:p text:style-name="P49">140.358,49<text:line-break/><text:line-break/><text:line-break/>140.358,49</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ZURICH SEGUROS, C.A</text:span></text:p>
          </table:table-cell>
          <table:table-cell table:style-name="Tabla3.A3" office:value-type="string">
            <text:p text:style-name="P49">Oferta mas Economica<text:line-break/><text:line-break/>Monto oferta "C"</text:p>
          </table:table-cell>
          <table:table-cell table:style-name="Tabla3.A3" office:value-type="string">
            <text:p text:style-name="P49">140.358,49<text:line-break/><text:line-break/><text:line-break/>271.043,14</text:p>
          </table:table-cell>
          <table:table-cell table:style-name="Tabla3.A3" office:value-type="string">
            <text:p text:style-name="P49">0,52</text:p>
          </table:table-cell>
          <table:table-cell table:style-name="Tabla3.A3" office:value-type="string">
            <text:p text:style-name="P50">40</text:p>
          </table:table-cell>
          <table:table-cell table:style-name="Tabla3.F3" office:value-type="string">
            <text:p text:style-name="P4">20,71</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PROSEGUROS, S.A</text:p>
          </table:table-cell>
          <table:table-cell table:style-name="Tabla1.A2" office:value-type="string">
            <text:p text:style-name="P42">50</text:p>
          </table:table-cell>
          <table:table-cell table:style-name="Tabla1.A2" office:value-type="string">
            <text:p text:style-name="P42">29,48</text:p>
          </table:table-cell>
          <table:table-cell table:style-name="Tabla1.A1" office:value-type="string">
            <text:p text:style-name="P3">79,48</text:p>
          </table:table-cell>
        </table:table-row>
        <table:table-row table:style-name="Tabla1.4">
          <table:table-cell table:style-name="Tabla1.A2" office:value-type="string">
            <text:p text:style-name="P2">"B"</text:p>
          </table:table-cell>
          <table:table-cell table:style-name="Tabla1.A2" office:value-type="string">
            <text:p text:style-name="P42">SEGUROS CARACAS DE LIBERTY MUTUAL, 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row table:style-name="Tabla1.4">
          <table:table-cell table:style-name="Tabla1.A2" office:value-type="string">
            <text:p text:style-name="P2">"C"</text:p>
          </table:table-cell>
          <table:table-cell table:style-name="Tabla1.A2" office:value-type="string">
            <text:p text:style-name="P42">ZURICH SEGUROS, C.A</text:p>
          </table:table-cell>
          <table:table-cell table:style-name="Tabla1.A2" office:value-type="string">
            <text:p text:style-name="P42">50</text:p>
          </table:table-cell>
          <table:table-cell table:style-name="Tabla1.A2" office:value-type="string">
            <text:p text:style-name="P42">20,71</text:p>
          </table:table-cell>
          <table:table-cell table:style-name="Tabla1.A1" office:value-type="string">
            <text:p text:style-name="P3">70,71</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tiempo de respuesta inmediato. Que los recaudos exigidos para la calificación legal aún y cuando no tienen puntuación, fueron presentados a cabalidad. De la evaluación correspondiente a la capacidad técnica se obtuvo que PROSEGUROS, C.A.; tiene una capacidad técnica respaldada con veintidos (22) años de experiencia en el ramo, nómina fija promedio anual (número de trabajadores) de trescientos cinco (305), tiene una calificación financiera estimada de contratación de categoría C, una capacidad financiera estimada de contratación de Bs. 98.125.883,92 y un nivel estimado de contratación XXXVIII, SEGUROS CARACAS DE LIBERTY MUTUAL, C.A., tiene una capacidad técnica respaldada con setenta y un (71) años de experiencia en el ramo, nómina promedio anual (número de trabajadores) de un mil doscientos diez (1210), tiene una calificación financiera estimada de contratación de categoría C, una capacidad financiera estimada de contratación de Bs. 2.519.674.064,00 y un nivel estimado de contratación XXXIX y  ZURICH SEGUROS, C.A., tiene una capacidad técnica respaldada con sesenta y tres (63) años de experiencia en el ramo, nómina promedio anual (número de trabajadores) de trescientos treinta y seis (336), tiene una calificación financiera estimada de contratación de categoría C, una capacidad financiera estimada de contratación de Bs. 178.464.332,00 y un nivel estimado de contratación XXXIX.</text:p>
      <text:p text:style-name="P32"/>
      <text:p text:style-name="P27"/>
      <text:p text:style-name="P12">RECOMENDACIÓN:</text:p>
      <text:p text:style-name="P17">1.- En atención al estudio y análisis legal, técnico y financiero realizado a las ofertas presentadas por las empresas antes señaladas, y que existe disponibilidad presupuestaria y financiera, ésta Unidad Contratante determinó que la empresa SEGUROS CARACAS DE LIBERTY MUTUAL, C.A., califica como ganadora en el presente procedimiento de selección de contratistas, por el conocimiento como empresa aseguradora responsable, avalada con setenta y un (71) años de experiencia en el ramo asegurador, con excelente calidad de servicio recibido desde hace seis (6) años, nos ofrece una extensa gama de talleres exclusivos y autorizados a nivel nacional, otorgando un 10% de descuento por fidelidad; los aspectos antes indicados son la base que nos permite realizar la siguiente recomendación. <text:line-break/>2.- Se recomienda de conformidad con lo previsto en el artículo 85 de la Ley de Contrataciones Públicas; publicada en Gaceta Oficial de la República Bolivariana de Venezuela Nº 39.503 de fecha 06/09/2010, OTORGAR la adjudicación en el procedimiento administrativo N° CEM-PC-02-01-0047-2014 de Contratación Pública realizado bajo la modalidad de Consulta de Precio, para la Contratación de póliza para vehículos LUD-MAX año 2007 y JEEP GRAND CHEROKEE año 2005 pertenecientes y de uso exclusivo de éste Órgano de Control. a la empresa SEGUROS CARACAS DE LIBERTY MUTUAL, C.A., Rif  J-00038923-3 por un monto de BOLÍVARES CIENTO CUARENTA MÍL TRESCIENTOS CINCUENTA Y OCHO CON CUARENTA Y NUEVE CÉNTIMOS (Bs. 140.358,49), para que suministre el servicio que se describe en los siguientes renglones: <text:line-break/>RENGLÓN	DESCRIPCIÓN	                                                                                                CANTIDAD<text:line-break/>1	Póliza de Seguro para vehículo CHEVROLET LUD-MAX PLACA 88M-CAD AÑO 2007	Una (01) unidad<text:line-break/>2	Póliza de Seguro para vehículo JEEP GRAND CHEROKEE PLACA  NAS-13X AÑO 2005 Una (01) unidad<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